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nsors" table:style-name="ta1">
        <table:shapes>
          <draw:frame draw:z-index="1" draw:id="id0" draw:style-name="a0" draw:name="Chart 1" svg:x="16.57305in" svg:y="2.07888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tid</text:p>
          </table:table-cell>
          <table:table-cell office:value-type="string" table:style-name="ce1">
            <text:p>layerid</text:p>
          </table:table-cell>
          <table:table-cell office:value-type="string" table:style-name="ce1">
            <text:p>size_x</text:p>
          </table:table-cell>
          <table:table-cell office:value-type="string" table:style-name="ce1">
            <text:p>size_y</text:p>
          </table:table-cell>
          <table:table-cell office:value-type="string" table:style-name="ce1">
            <text:p>translation_x</text:p>
          </table:table-cell>
          <table:table-cell office:value-type="string" table:style-name="ce1">
            <text:p>translation_z</text:p>
          </table:table-cell>
          <table:table-cell office:value-type="string" table:style-name="ce1">
            <text:p>tranlationZ in cm</text:p>
          </table:table-cell>
          <table:table-cell office:value-type="string" table:style-name="ce1">
            <text:p>xmin in cm</text:p>
          </table:table-cell>
          <table:table-cell office:value-type="string" table:style-name="ce1">
            <text:p>xmax in cm</text:p>
          </table:table-cell>
          <table:table-cell office:value-type="string" table:style-name="ce1">
            <text:p>ymin in cm</text:p>
          </table:table-cell>
          <table:table-cell office:value-type="string" table:style-name="ce1">
            <text:p>ymax in cm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3]/10" table:style-name="ce1">
            <text:p>396.20125</text:p>
          </table:table-cell>
          <table:table-cell office:value-type="float" office:value="5.2759119999999999" table:formula="of:=([.E3]-[.C3]/2)/10" table:style-name="ce1">
            <text:p>5.275912</text:p>
          </table:table-cell>
          <table:table-cell office:value-type="float" office:value="8.2700879999999994" table:formula="of:=([.E3]+[.C3]/2)/10" table:style-name="ce1">
            <text:p>8.270088</text:p>
          </table:table-cell>
          <table:table-cell office:value-type="float" office:value="-0.68812800000000007" table:formula="of:=-[.D3]/20" table:style-name="ce1">
            <text:p>-0.688128</text:p>
          </table:table-cell>
          <table:table-cell office:value-type="float" office:value="0.68812800000000007" table:formula="of:=+[.D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4]/10" table:style-name="ce1">
            <text:p>396.20125</text:p>
          </table:table-cell>
          <table:table-cell office:value-type="float" office:value="8.2859119999999997" table:formula="of:=([.E4]-[.C4]/2)/10" table:style-name="ce1">
            <text:p>8.285912</text:p>
          </table:table-cell>
          <table:table-cell office:value-type="float" office:value="11.280087999999999" table:formula="of:=([.E4]+[.C4]/2)/10" table:style-name="ce1">
            <text:p>11.280088</text:p>
          </table:table-cell>
          <table:table-cell office:value-type="float" office:value="-0.68812800000000007" table:formula="of:=-[.D4]/20" table:style-name="ce1">
            <text:p>-0.688128</text:p>
          </table:table-cell>
          <table:table-cell office:value-type="float" office:value="0.68812800000000007" table:formula="of:=+[.D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5]/10" table:style-name="ce1">
            <text:p>396.20125</text:p>
          </table:table-cell>
          <table:table-cell office:value-type="float" office:value="11.295912000000001" table:formula="of:=([.E5]-[.C5]/2)/10" table:style-name="ce1">
            <text:p>11.295912</text:p>
          </table:table-cell>
          <table:table-cell office:value-type="float" office:value="14.290088000000001" table:formula="of:=([.E5]+[.C5]/2)/10" table:style-name="ce1">
            <text:p>14.290088</text:p>
          </table:table-cell>
          <table:table-cell office:value-type="float" office:value="-0.68812800000000007" table:formula="of:=-[.D5]/20" table:style-name="ce1">
            <text:p>-0.688128</text:p>
          </table:table-cell>
          <table:table-cell office:value-type="float" office:value="0.68812800000000007" table:formula="of:=+[.D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6]/10" table:style-name="ce1">
            <text:p>396.20125</text:p>
          </table:table-cell>
          <table:table-cell office:value-type="float" office:value="14.305912000000001" table:formula="of:=([.E6]-[.C6]/2)/10" table:style-name="ce1">
            <text:p>14.305912</text:p>
          </table:table-cell>
          <table:table-cell office:value-type="float" office:value="17.300087999999999" table:formula="of:=([.E6]+[.C6]/2)/10" table:style-name="ce1">
            <text:p>17.300088</text:p>
          </table:table-cell>
          <table:table-cell office:value-type="float" office:value="-0.68812800000000007" table:formula="of:=-[.D6]/20" table:style-name="ce1">
            <text:p>-0.688128</text:p>
          </table:table-cell>
          <table:table-cell office:value-type="float" office:value="0.68812800000000007" table:formula="of:=+[.D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7]/10" table:style-name="ce1">
            <text:p>396.20125</text:p>
          </table:table-cell>
          <table:table-cell office:value-type="float" office:value="17.315912000000001" table:formula="of:=([.E7]-[.C7]/2)/10" table:style-name="ce1">
            <text:p>17.315912</text:p>
          </table:table-cell>
          <table:table-cell office:value-type="float" office:value="20.310088" table:formula="of:=([.E7]+[.C7]/2)/10" table:style-name="ce1">
            <text:p>20.310088</text:p>
          </table:table-cell>
          <table:table-cell office:value-type="float" office:value="-0.68812800000000007" table:formula="of:=-[.D7]/20" table:style-name="ce1">
            <text:p>-0.688128</text:p>
          </table:table-cell>
          <table:table-cell office:value-type="float" office:value="0.68812800000000007" table:formula="of:=+[.D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8]/10" table:style-name="ce1">
            <text:p>396.20125</text:p>
          </table:table-cell>
          <table:table-cell office:value-type="float" office:value="20.325911999999999" table:formula="of:=([.E8]-[.C8]/2)/10" table:style-name="ce1">
            <text:p>20.325912</text:p>
          </table:table-cell>
          <table:table-cell office:value-type="float" office:value="23.320087999999998" table:formula="of:=([.E8]+[.C8]/2)/10" table:style-name="ce1">
            <text:p>23.320088</text:p>
          </table:table-cell>
          <table:table-cell office:value-type="float" office:value="-0.68812800000000007" table:formula="of:=-[.D8]/20" table:style-name="ce1">
            <text:p>-0.688128</text:p>
          </table:table-cell>
          <table:table-cell office:value-type="float" office:value="0.68812800000000007" table:formula="of:=+[.D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9]/10" table:style-name="ce1">
            <text:p>396.20125</text:p>
          </table:table-cell>
          <table:table-cell office:value-type="float" office:value="23.335912" table:formula="of:=([.E9]-[.C9]/2)/10" table:style-name="ce1">
            <text:p>23.335912</text:p>
          </table:table-cell>
          <table:table-cell office:value-type="float" office:value="26.330088" table:formula="of:=([.E9]+[.C9]/2)/10" table:style-name="ce1">
            <text:p>26.330088</text:p>
          </table:table-cell>
          <table:table-cell office:value-type="float" office:value="-0.68812800000000007" table:formula="of:=-[.D9]/20" table:style-name="ce1">
            <text:p>-0.688128</text:p>
          </table:table-cell>
          <table:table-cell office:value-type="float" office:value="0.68812800000000007" table:formula="of:=+[.D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10]/10" table:style-name="ce1">
            <text:p>396.20125</text:p>
          </table:table-cell>
          <table:table-cell office:value-type="float" office:value="26.345911999999998" table:formula="of:=([.E10]-[.C10]/2)/10" table:style-name="ce1">
            <text:p>26.345912</text:p>
          </table:table-cell>
          <table:table-cell office:value-type="float" office:value="29.340088000000002" table:formula="of:=([.E10]+[.C10]/2)/10" table:style-name="ce1">
            <text:p>29.340088</text:p>
          </table:table-cell>
          <table:table-cell office:value-type="float" office:value="-0.68812800000000007" table:formula="of:=-[.D10]/20" table:style-name="ce1">
            <text:p>-0.688128</text:p>
          </table:table-cell>
          <table:table-cell office:value-type="float" office:value="0.68812800000000007" table:formula="of:=+[.D1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3962.0124999999998" table:style-name="ce1">
            <text:p>3962.0125</text:p>
          </table:table-cell>
          <table:table-cell office:value-type="float" office:value="396.20124999999996" table:formula="of:=[.F11]/10" table:style-name="ce1">
            <text:p>396.20125</text:p>
          </table:table-cell>
          <table:table-cell office:value-type="float" office:value="29.355911999999996" table:formula="of:=([.E11]-[.C11]/2)/10" table:style-name="ce1">
            <text:p>29.355912</text:p>
          </table:table-cell>
          <table:table-cell office:value-type="float" office:value="32.350088" table:formula="of:=([.E11]+[.C11]/2)/10" table:style-name="ce1">
            <text:p>32.350088</text:p>
          </table:table-cell>
          <table:table-cell office:value-type="float" office:value="-0.68812800000000007" table:formula="of:=-[.D11]/20" table:style-name="ce1">
            <text:p>-0.688128</text:p>
          </table:table-cell>
          <table:table-cell office:value-type="float" office:value="0.68812800000000007" table:formula="of:=+[.D1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2]/10" table:style-name="ce1">
            <text:p>395.00125</text:p>
          </table:table-cell>
          <table:table-cell office:value-type="float" office:value="28.355911999999996" table:formula="of:=([.E12]-[.C12]/2)/10" table:style-name="ce1">
            <text:p>28.355912</text:p>
          </table:table-cell>
          <table:table-cell office:value-type="float" office:value="31.350088" table:formula="of:=([.E12]+[.C12]/2)/10" table:style-name="ce1">
            <text:p>31.350088</text:p>
          </table:table-cell>
          <table:table-cell office:value-type="float" office:value="-0.68812800000000007" table:formula="of:=-[.D12]/20" table:style-name="ce1">
            <text:p>-0.688128</text:p>
          </table:table-cell>
          <table:table-cell office:value-type="float" office:value="0.68812800000000007" table:formula="of:=+[.D1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3]/10" table:style-name="ce1">
            <text:p>395.00125</text:p>
          </table:table-cell>
          <table:table-cell office:value-type="float" office:value="31.365911999999998" table:formula="of:=([.E13]-[.C13]/2)/10" table:style-name="ce1">
            <text:p>31.365912</text:p>
          </table:table-cell>
          <table:table-cell office:value-type="float" office:value="34.360088000000005" table:formula="of:=([.E13]+[.C13]/2)/10" table:style-name="ce1">
            <text:p>34.360088</text:p>
          </table:table-cell>
          <table:table-cell office:value-type="float" office:value="-0.68812800000000007" table:formula="of:=-[.D13]/20" table:style-name="ce1">
            <text:p>-0.688128</text:p>
          </table:table-cell>
          <table:table-cell office:value-type="float" office:value="0.68812800000000007" table:formula="of:=+[.D1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4]/10" table:style-name="ce1">
            <text:p>395.00125</text:p>
          </table:table-cell>
          <table:table-cell office:value-type="float" office:value="34.375912" table:formula="of:=([.E14]-[.C14]/2)/10" table:style-name="ce1">
            <text:p>34.375912</text:p>
          </table:table-cell>
          <table:table-cell office:value-type="float" office:value="37.370088000000003" table:formula="of:=([.E14]+[.C14]/2)/10" table:style-name="ce1">
            <text:p>37.370088</text:p>
          </table:table-cell>
          <table:table-cell office:value-type="float" office:value="-0.68812800000000007" table:formula="of:=-[.D14]/20" table:style-name="ce1">
            <text:p>-0.688128</text:p>
          </table:table-cell>
          <table:table-cell office:value-type="float" office:value="0.68812800000000007" table:formula="of:=+[.D1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5]/10" table:style-name="ce1">
            <text:p>395.00125</text:p>
          </table:table-cell>
          <table:table-cell office:value-type="float" office:value="37.385911999999998" table:formula="of:=([.E15]-[.C15]/2)/10" table:style-name="ce1">
            <text:p>37.385912</text:p>
          </table:table-cell>
          <table:table-cell office:value-type="float" office:value="40.380088000000001" table:formula="of:=([.E15]+[.C15]/2)/10" table:style-name="ce1">
            <text:p>40.380088</text:p>
          </table:table-cell>
          <table:table-cell office:value-type="float" office:value="-0.68812800000000007" table:formula="of:=-[.D15]/20" table:style-name="ce1">
            <text:p>-0.688128</text:p>
          </table:table-cell>
          <table:table-cell office:value-type="float" office:value="0.68812800000000007" table:formula="of:=+[.D1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6]/10" table:style-name="ce1">
            <text:p>395.00125</text:p>
          </table:table-cell>
          <table:table-cell office:value-type="float" office:value="40.395911999999996" table:formula="of:=([.E16]-[.C16]/2)/10" table:style-name="ce1">
            <text:p>40.395912</text:p>
          </table:table-cell>
          <table:table-cell office:value-type="float" office:value="43.390088000000006" table:formula="of:=([.E16]+[.C16]/2)/10" table:style-name="ce1">
            <text:p>43.390088</text:p>
          </table:table-cell>
          <table:table-cell office:value-type="float" office:value="-0.68812800000000007" table:formula="of:=-[.D16]/20" table:style-name="ce1">
            <text:p>-0.688128</text:p>
          </table:table-cell>
          <table:table-cell office:value-type="float" office:value="0.68812800000000007" table:formula="of:=+[.D1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7]/10" table:style-name="ce1">
            <text:p>395.00125</text:p>
          </table:table-cell>
          <table:table-cell office:value-type="float" office:value="43.405911999999994" table:formula="of:=([.E17]-[.C17]/2)/10" table:style-name="ce1">
            <text:p>43.405912</text:p>
          </table:table-cell>
          <table:table-cell office:value-type="float" office:value="46.400087999999997" table:formula="of:=([.E17]+[.C17]/2)/10" table:style-name="ce1">
            <text:p>46.400088</text:p>
          </table:table-cell>
          <table:table-cell office:value-type="float" office:value="-0.68812800000000007" table:formula="of:=-[.D17]/20" table:style-name="ce1">
            <text:p>-0.688128</text:p>
          </table:table-cell>
          <table:table-cell office:value-type="float" office:value="0.68812800000000007" table:formula="of:=+[.D1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8]/10" table:style-name="ce1">
            <text:p>395.00125</text:p>
          </table:table-cell>
          <table:table-cell office:value-type="float" office:value="46.415911999999999" table:formula="of:=([.E18]-[.C18]/2)/10" table:style-name="ce1">
            <text:p>46.415912</text:p>
          </table:table-cell>
          <table:table-cell office:value-type="float" office:value="49.410088000000002" table:formula="of:=([.E18]+[.C18]/2)/10" table:style-name="ce1">
            <text:p>49.410088</text:p>
          </table:table-cell>
          <table:table-cell office:value-type="float" office:value="-0.68812800000000007" table:formula="of:=-[.D18]/20" table:style-name="ce1">
            <text:p>-0.688128</text:p>
          </table:table-cell>
          <table:table-cell office:value-type="float" office:value="0.68812800000000007" table:formula="of:=+[.D1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19]/10" table:style-name="ce1">
            <text:p>395.00125</text:p>
          </table:table-cell>
          <table:table-cell office:value-type="float" office:value="49.425911999999997" table:formula="of:=([.E19]-[.C19]/2)/10" table:style-name="ce1">
            <text:p>49.425912</text:p>
          </table:table-cell>
          <table:table-cell office:value-type="float" office:value="52.420088" table:formula="of:=([.E19]+[.C19]/2)/10" table:style-name="ce1">
            <text:p>52.420088</text:p>
          </table:table-cell>
          <table:table-cell office:value-type="float" office:value="-0.68812800000000007" table:formula="of:=-[.D19]/20" table:style-name="ce1">
            <text:p>-0.688128</text:p>
          </table:table-cell>
          <table:table-cell office:value-type="float" office:value="0.68812800000000007" table:formula="of:=+[.D1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" table:style-name="ce1">
            <text:p>1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3950.0124999999998" table:style-name="ce1">
            <text:p>3950.0125</text:p>
          </table:table-cell>
          <table:table-cell office:value-type="float" office:value="395.00124999999997" table:formula="of:=[.F20]/10" table:style-name="ce1">
            <text:p>395.00125</text:p>
          </table:table-cell>
          <table:table-cell office:value-type="float" office:value="52.435912000000009" table:formula="of:=([.E20]-[.C20]/2)/10" table:style-name="ce1">
            <text:p>52.435912</text:p>
          </table:table-cell>
          <table:table-cell office:value-type="float" office:value="55.430087999999998" table:formula="of:=([.E20]+[.C20]/2)/10" table:style-name="ce1">
            <text:p>55.430088</text:p>
          </table:table-cell>
          <table:table-cell office:value-type="float" office:value="-0.68812800000000007" table:formula="of:=-[.D20]/20" table:style-name="ce1">
            <text:p>-0.688128</text:p>
          </table:table-cell>
          <table:table-cell office:value-type="float" office:value="0.68812800000000007" table:formula="of:=+[.D2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1]/10" table:style-name="ce1">
            <text:p>406.20125</text:p>
          </table:table-cell>
          <table:table-cell office:value-type="float" office:value="5.2759119999999999" table:formula="of:=([.E21]-[.C21]/2)/10" table:style-name="ce1">
            <text:p>5.275912</text:p>
          </table:table-cell>
          <table:table-cell office:value-type="float" office:value="8.2700879999999994" table:formula="of:=([.E21]+[.C21]/2)/10" table:style-name="ce1">
            <text:p>8.270088</text:p>
          </table:table-cell>
          <table:table-cell office:value-type="float" office:value="-0.68812800000000007" table:formula="of:=-[.D21]/20" table:style-name="ce1">
            <text:p>-0.688128</text:p>
          </table:table-cell>
          <table:table-cell office:value-type="float" office:value="0.68812800000000007" table:formula="of:=+[.D2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2]/10" table:style-name="ce1">
            <text:p>406.20125</text:p>
          </table:table-cell>
          <table:table-cell office:value-type="float" office:value="8.2859119999999997" table:formula="of:=([.E22]-[.C22]/2)/10" table:style-name="ce1">
            <text:p>8.285912</text:p>
          </table:table-cell>
          <table:table-cell office:value-type="float" office:value="11.280087999999999" table:formula="of:=([.E22]+[.C22]/2)/10" table:style-name="ce1">
            <text:p>11.280088</text:p>
          </table:table-cell>
          <table:table-cell office:value-type="float" office:value="-0.68812800000000007" table:formula="of:=-[.D22]/20" table:style-name="ce1">
            <text:p>-0.688128</text:p>
          </table:table-cell>
          <table:table-cell office:value-type="float" office:value="0.68812800000000007" table:formula="of:=+[.D2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3]/10" table:style-name="ce1">
            <text:p>406.20125</text:p>
          </table:table-cell>
          <table:table-cell office:value-type="float" office:value="11.295912000000001" table:formula="of:=([.E23]-[.C23]/2)/10" table:style-name="ce1">
            <text:p>11.295912</text:p>
          </table:table-cell>
          <table:table-cell office:value-type="float" office:value="14.290088000000001" table:formula="of:=([.E23]+[.C23]/2)/10" table:style-name="ce1">
            <text:p>14.290088</text:p>
          </table:table-cell>
          <table:table-cell office:value-type="float" office:value="-0.68812800000000007" table:formula="of:=-[.D23]/20" table:style-name="ce1">
            <text:p>-0.688128</text:p>
          </table:table-cell>
          <table:table-cell office:value-type="float" office:value="0.68812800000000007" table:formula="of:=+[.D2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4]/10" table:style-name="ce1">
            <text:p>406.20125</text:p>
          </table:table-cell>
          <table:table-cell office:value-type="float" office:value="14.305912000000001" table:formula="of:=([.E24]-[.C24]/2)/10" table:style-name="ce1">
            <text:p>14.305912</text:p>
          </table:table-cell>
          <table:table-cell office:value-type="float" office:value="17.300087999999999" table:formula="of:=([.E24]+[.C24]/2)/10" table:style-name="ce1">
            <text:p>17.300088</text:p>
          </table:table-cell>
          <table:table-cell office:value-type="float" office:value="-0.68812800000000007" table:formula="of:=-[.D24]/20" table:style-name="ce1">
            <text:p>-0.688128</text:p>
          </table:table-cell>
          <table:table-cell office:value-type="float" office:value="0.68812800000000007" table:formula="of:=+[.D2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5]/10" table:style-name="ce1">
            <text:p>406.20125</text:p>
          </table:table-cell>
          <table:table-cell office:value-type="float" office:value="17.315912000000001" table:formula="of:=([.E25]-[.C25]/2)/10" table:style-name="ce1">
            <text:p>17.315912</text:p>
          </table:table-cell>
          <table:table-cell office:value-type="float" office:value="20.310088" table:formula="of:=([.E25]+[.C25]/2)/10" table:style-name="ce1">
            <text:p>20.310088</text:p>
          </table:table-cell>
          <table:table-cell office:value-type="float" office:value="-0.68812800000000007" table:formula="of:=-[.D25]/20" table:style-name="ce1">
            <text:p>-0.688128</text:p>
          </table:table-cell>
          <table:table-cell office:value-type="float" office:value="0.68812800000000007" table:formula="of:=+[.D2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6]/10" table:style-name="ce1">
            <text:p>406.20125</text:p>
          </table:table-cell>
          <table:table-cell office:value-type="float" office:value="20.325911999999999" table:formula="of:=([.E26]-[.C26]/2)/10" table:style-name="ce1">
            <text:p>20.325912</text:p>
          </table:table-cell>
          <table:table-cell office:value-type="float" office:value="23.320087999999998" table:formula="of:=([.E26]+[.C26]/2)/10" table:style-name="ce1">
            <text:p>23.320088</text:p>
          </table:table-cell>
          <table:table-cell office:value-type="float" office:value="-0.68812800000000007" table:formula="of:=-[.D26]/20" table:style-name="ce1">
            <text:p>-0.688128</text:p>
          </table:table-cell>
          <table:table-cell office:value-type="float" office:value="0.68812800000000007" table:formula="of:=+[.D2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7]/10" table:style-name="ce1">
            <text:p>406.20125</text:p>
          </table:table-cell>
          <table:table-cell office:value-type="float" office:value="23.335912" table:formula="of:=([.E27]-[.C27]/2)/10" table:style-name="ce1">
            <text:p>23.335912</text:p>
          </table:table-cell>
          <table:table-cell office:value-type="float" office:value="26.330088" table:formula="of:=([.E27]+[.C27]/2)/10" table:style-name="ce1">
            <text:p>26.330088</text:p>
          </table:table-cell>
          <table:table-cell office:value-type="float" office:value="-0.68812800000000007" table:formula="of:=-[.D27]/20" table:style-name="ce1">
            <text:p>-0.688128</text:p>
          </table:table-cell>
          <table:table-cell office:value-type="float" office:value="0.68812800000000007" table:formula="of:=+[.D2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8]/10" table:style-name="ce1">
            <text:p>406.20125</text:p>
          </table:table-cell>
          <table:table-cell office:value-type="float" office:value="26.345911999999998" table:formula="of:=([.E28]-[.C28]/2)/10" table:style-name="ce1">
            <text:p>26.345912</text:p>
          </table:table-cell>
          <table:table-cell office:value-type="float" office:value="29.340088000000002" table:formula="of:=([.E28]+[.C28]/2)/10" table:style-name="ce1">
            <text:p>29.340088</text:p>
          </table:table-cell>
          <table:table-cell office:value-type="float" office:value="-0.68812800000000007" table:formula="of:=-[.D28]/20" table:style-name="ce1">
            <text:p>-0.688128</text:p>
          </table:table-cell>
          <table:table-cell office:value-type="float" office:value="0.68812800000000007" table:formula="of:=+[.D2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2" table:style-name="ce1">
            <text:p>2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062.0124999999998" table:style-name="ce1">
            <text:p>4062.0125</text:p>
          </table:table-cell>
          <table:table-cell office:value-type="float" office:value="406.20124999999996" table:formula="of:=[.F29]/10" table:style-name="ce1">
            <text:p>406.20125</text:p>
          </table:table-cell>
          <table:table-cell office:value-type="float" office:value="29.355911999999996" table:formula="of:=([.E29]-[.C29]/2)/10" table:style-name="ce1">
            <text:p>29.355912</text:p>
          </table:table-cell>
          <table:table-cell office:value-type="float" office:value="32.350088" table:formula="of:=([.E29]+[.C29]/2)/10" table:style-name="ce1">
            <text:p>32.350088</text:p>
          </table:table-cell>
          <table:table-cell office:value-type="float" office:value="-0.68812800000000007" table:formula="of:=-[.D29]/20" table:style-name="ce1">
            <text:p>-0.688128</text:p>
          </table:table-cell>
          <table:table-cell office:value-type="float" office:value="0.68812800000000007" table:formula="of:=+[.D2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0]/10" table:style-name="ce1">
            <text:p>405.00125</text:p>
          </table:table-cell>
          <table:table-cell office:value-type="float" office:value="28.355911999999996" table:formula="of:=([.E30]-[.C30]/2)/10" table:style-name="ce1">
            <text:p>28.355912</text:p>
          </table:table-cell>
          <table:table-cell office:value-type="float" office:value="31.350088" table:formula="of:=([.E30]+[.C30]/2)/10" table:style-name="ce1">
            <text:p>31.350088</text:p>
          </table:table-cell>
          <table:table-cell office:value-type="float" office:value="-0.68812800000000007" table:formula="of:=-[.D30]/20" table:style-name="ce1">
            <text:p>-0.688128</text:p>
          </table:table-cell>
          <table:table-cell office:value-type="float" office:value="0.68812800000000007" table:formula="of:=+[.D3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1]/10" table:style-name="ce1">
            <text:p>405.00125</text:p>
          </table:table-cell>
          <table:table-cell office:value-type="float" office:value="31.365911999999998" table:formula="of:=([.E31]-[.C31]/2)/10" table:style-name="ce1">
            <text:p>31.365912</text:p>
          </table:table-cell>
          <table:table-cell office:value-type="float" office:value="34.360088000000005" table:formula="of:=([.E31]+[.C31]/2)/10" table:style-name="ce1">
            <text:p>34.360088</text:p>
          </table:table-cell>
          <table:table-cell office:value-type="float" office:value="-0.68812800000000007" table:formula="of:=-[.D31]/20" table:style-name="ce1">
            <text:p>-0.688128</text:p>
          </table:table-cell>
          <table:table-cell office:value-type="float" office:value="0.68812800000000007" table:formula="of:=+[.D3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2]/10" table:style-name="ce1">
            <text:p>405.00125</text:p>
          </table:table-cell>
          <table:table-cell office:value-type="float" office:value="34.375912" table:formula="of:=([.E32]-[.C32]/2)/10" table:style-name="ce1">
            <text:p>34.375912</text:p>
          </table:table-cell>
          <table:table-cell office:value-type="float" office:value="37.370088000000003" table:formula="of:=([.E32]+[.C32]/2)/10" table:style-name="ce1">
            <text:p>37.370088</text:p>
          </table:table-cell>
          <table:table-cell office:value-type="float" office:value="-0.68812800000000007" table:formula="of:=-[.D32]/20" table:style-name="ce1">
            <text:p>-0.688128</text:p>
          </table:table-cell>
          <table:table-cell office:value-type="float" office:value="0.68812800000000007" table:formula="of:=+[.D3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3]/10" table:style-name="ce1">
            <text:p>405.00125</text:p>
          </table:table-cell>
          <table:table-cell office:value-type="float" office:value="37.385911999999998" table:formula="of:=([.E33]-[.C33]/2)/10" table:style-name="ce1">
            <text:p>37.385912</text:p>
          </table:table-cell>
          <table:table-cell office:value-type="float" office:value="40.380088000000001" table:formula="of:=([.E33]+[.C33]/2)/10" table:style-name="ce1">
            <text:p>40.380088</text:p>
          </table:table-cell>
          <table:table-cell office:value-type="float" office:value="-0.68812800000000007" table:formula="of:=-[.D33]/20" table:style-name="ce1">
            <text:p>-0.688128</text:p>
          </table:table-cell>
          <table:table-cell office:value-type="float" office:value="0.68812800000000007" table:formula="of:=+[.D3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4]/10" table:style-name="ce1">
            <text:p>405.00125</text:p>
          </table:table-cell>
          <table:table-cell office:value-type="float" office:value="40.395911999999996" table:formula="of:=([.E34]-[.C34]/2)/10" table:style-name="ce1">
            <text:p>40.395912</text:p>
          </table:table-cell>
          <table:table-cell office:value-type="float" office:value="43.390088000000006" table:formula="of:=([.E34]+[.C34]/2)/10" table:style-name="ce1">
            <text:p>43.390088</text:p>
          </table:table-cell>
          <table:table-cell office:value-type="float" office:value="-0.68812800000000007" table:formula="of:=-[.D34]/20" table:style-name="ce1">
            <text:p>-0.688128</text:p>
          </table:table-cell>
          <table:table-cell office:value-type="float" office:value="0.68812800000000007" table:formula="of:=+[.D3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5]/10" table:style-name="ce1">
            <text:p>405.00125</text:p>
          </table:table-cell>
          <table:table-cell office:value-type="float" office:value="43.405911999999994" table:formula="of:=([.E35]-[.C35]/2)/10" table:style-name="ce1">
            <text:p>43.405912</text:p>
          </table:table-cell>
          <table:table-cell office:value-type="float" office:value="46.400087999999997" table:formula="of:=([.E35]+[.C35]/2)/10" table:style-name="ce1">
            <text:p>46.400088</text:p>
          </table:table-cell>
          <table:table-cell office:value-type="float" office:value="-0.68812800000000007" table:formula="of:=-[.D35]/20" table:style-name="ce1">
            <text:p>-0.688128</text:p>
          </table:table-cell>
          <table:table-cell office:value-type="float" office:value="0.68812800000000007" table:formula="of:=+[.D3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6]/10" table:style-name="ce1">
            <text:p>405.00125</text:p>
          </table:table-cell>
          <table:table-cell office:value-type="float" office:value="46.415911999999999" table:formula="of:=([.E36]-[.C36]/2)/10" table:style-name="ce1">
            <text:p>46.415912</text:p>
          </table:table-cell>
          <table:table-cell office:value-type="float" office:value="49.410088000000002" table:formula="of:=([.E36]+[.C36]/2)/10" table:style-name="ce1">
            <text:p>49.410088</text:p>
          </table:table-cell>
          <table:table-cell office:value-type="float" office:value="-0.68812800000000007" table:formula="of:=-[.D36]/20" table:style-name="ce1">
            <text:p>-0.688128</text:p>
          </table:table-cell>
          <table:table-cell office:value-type="float" office:value="0.68812800000000007" table:formula="of:=+[.D3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7]/10" table:style-name="ce1">
            <text:p>405.00125</text:p>
          </table:table-cell>
          <table:table-cell office:value-type="float" office:value="49.425911999999997" table:formula="of:=([.E37]-[.C37]/2)/10" table:style-name="ce1">
            <text:p>49.425912</text:p>
          </table:table-cell>
          <table:table-cell office:value-type="float" office:value="52.420088" table:formula="of:=([.E37]+[.C37]/2)/10" table:style-name="ce1">
            <text:p>52.420088</text:p>
          </table:table-cell>
          <table:table-cell office:value-type="float" office:value="-0.68812800000000007" table:formula="of:=-[.D37]/20" table:style-name="ce1">
            <text:p>-0.688128</text:p>
          </table:table-cell>
          <table:table-cell office:value-type="float" office:value="0.68812800000000007" table:formula="of:=+[.D3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3" table:style-name="ce1">
            <text:p>3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050.0124999999998" table:style-name="ce1">
            <text:p>4050.0125</text:p>
          </table:table-cell>
          <table:table-cell office:value-type="float" office:value="405.00124999999997" table:formula="of:=[.F38]/10" table:style-name="ce1">
            <text:p>405.00125</text:p>
          </table:table-cell>
          <table:table-cell office:value-type="float" office:value="52.435912000000009" table:formula="of:=([.E38]-[.C38]/2)/10" table:style-name="ce1">
            <text:p>52.435912</text:p>
          </table:table-cell>
          <table:table-cell office:value-type="float" office:value="55.430087999999998" table:formula="of:=([.E38]+[.C38]/2)/10" table:style-name="ce1">
            <text:p>55.430088</text:p>
          </table:table-cell>
          <table:table-cell office:value-type="float" office:value="-0.68812800000000007" table:formula="of:=-[.D38]/20" table:style-name="ce1">
            <text:p>-0.688128</text:p>
          </table:table-cell>
          <table:table-cell office:value-type="float" office:value="0.68812800000000007" table:formula="of:=+[.D3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39]/10" table:style-name="ce1">
            <text:p>416.20125</text:p>
          </table:table-cell>
          <table:table-cell office:value-type="float" office:value="5.2759119999999999" table:formula="of:=([.E39]-[.C39]/2)/10" table:style-name="ce1">
            <text:p>5.275912</text:p>
          </table:table-cell>
          <table:table-cell office:value-type="float" office:value="8.2700879999999994" table:formula="of:=([.E39]+[.C39]/2)/10" table:style-name="ce1">
            <text:p>8.270088</text:p>
          </table:table-cell>
          <table:table-cell office:value-type="float" office:value="-0.68812800000000007" table:formula="of:=-[.D39]/20" table:style-name="ce1">
            <text:p>-0.688128</text:p>
          </table:table-cell>
          <table:table-cell office:value-type="float" office:value="0.68812800000000007" table:formula="of:=+[.D3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0]/10" table:style-name="ce1">
            <text:p>416.20125</text:p>
          </table:table-cell>
          <table:table-cell office:value-type="float" office:value="8.2859119999999997" table:formula="of:=([.E40]-[.C40]/2)/10" table:style-name="ce1">
            <text:p>8.285912</text:p>
          </table:table-cell>
          <table:table-cell office:value-type="float" office:value="11.280087999999999" table:formula="of:=([.E40]+[.C40]/2)/10" table:style-name="ce1">
            <text:p>11.280088</text:p>
          </table:table-cell>
          <table:table-cell office:value-type="float" office:value="-0.68812800000000007" table:formula="of:=-[.D40]/20" table:style-name="ce1">
            <text:p>-0.688128</text:p>
          </table:table-cell>
          <table:table-cell office:value-type="float" office:value="0.68812800000000007" table:formula="of:=+[.D4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1]/10" table:style-name="ce1">
            <text:p>416.20125</text:p>
          </table:table-cell>
          <table:table-cell office:value-type="float" office:value="11.295912000000001" table:formula="of:=([.E41]-[.C41]/2)/10" table:style-name="ce1">
            <text:p>11.295912</text:p>
          </table:table-cell>
          <table:table-cell office:value-type="float" office:value="14.290088000000001" table:formula="of:=([.E41]+[.C41]/2)/10" table:style-name="ce1">
            <text:p>14.290088</text:p>
          </table:table-cell>
          <table:table-cell office:value-type="float" office:value="-0.68812800000000007" table:formula="of:=-[.D41]/20" table:style-name="ce1">
            <text:p>-0.688128</text:p>
          </table:table-cell>
          <table:table-cell office:value-type="float" office:value="0.68812800000000007" table:formula="of:=+[.D4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2]/10" table:style-name="ce1">
            <text:p>416.20125</text:p>
          </table:table-cell>
          <table:table-cell office:value-type="float" office:value="14.305912000000001" table:formula="of:=([.E42]-[.C42]/2)/10" table:style-name="ce1">
            <text:p>14.305912</text:p>
          </table:table-cell>
          <table:table-cell office:value-type="float" office:value="17.300087999999999" table:formula="of:=([.E42]+[.C42]/2)/10" table:style-name="ce1">
            <text:p>17.300088</text:p>
          </table:table-cell>
          <table:table-cell office:value-type="float" office:value="-0.68812800000000007" table:formula="of:=-[.D42]/20" table:style-name="ce1">
            <text:p>-0.688128</text:p>
          </table:table-cell>
          <table:table-cell office:value-type="float" office:value="0.68812800000000007" table:formula="of:=+[.D4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3]/10" table:style-name="ce1">
            <text:p>416.20125</text:p>
          </table:table-cell>
          <table:table-cell office:value-type="float" office:value="17.315912000000001" table:formula="of:=([.E43]-[.C43]/2)/10" table:style-name="ce1">
            <text:p>17.315912</text:p>
          </table:table-cell>
          <table:table-cell office:value-type="float" office:value="20.310088" table:formula="of:=([.E43]+[.C43]/2)/10" table:style-name="ce1">
            <text:p>20.310088</text:p>
          </table:table-cell>
          <table:table-cell office:value-type="float" office:value="-0.68812800000000007" table:formula="of:=-[.D43]/20" table:style-name="ce1">
            <text:p>-0.688128</text:p>
          </table:table-cell>
          <table:table-cell office:value-type="float" office:value="0.68812800000000007" table:formula="of:=+[.D4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4]/10" table:style-name="ce1">
            <text:p>416.20125</text:p>
          </table:table-cell>
          <table:table-cell office:value-type="float" office:value="20.325911999999999" table:formula="of:=([.E44]-[.C44]/2)/10" table:style-name="ce1">
            <text:p>20.325912</text:p>
          </table:table-cell>
          <table:table-cell office:value-type="float" office:value="23.320087999999998" table:formula="of:=([.E44]+[.C44]/2)/10" table:style-name="ce1">
            <text:p>23.320088</text:p>
          </table:table-cell>
          <table:table-cell office:value-type="float" office:value="-0.68812800000000007" table:formula="of:=-[.D44]/20" table:style-name="ce1">
            <text:p>-0.688128</text:p>
          </table:table-cell>
          <table:table-cell office:value-type="float" office:value="0.68812800000000007" table:formula="of:=+[.D4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5]/10" table:style-name="ce1">
            <text:p>416.20125</text:p>
          </table:table-cell>
          <table:table-cell office:value-type="float" office:value="23.335912" table:formula="of:=([.E45]-[.C45]/2)/10" table:style-name="ce1">
            <text:p>23.335912</text:p>
          </table:table-cell>
          <table:table-cell office:value-type="float" office:value="26.330088" table:formula="of:=([.E45]+[.C45]/2)/10" table:style-name="ce1">
            <text:p>26.330088</text:p>
          </table:table-cell>
          <table:table-cell office:value-type="float" office:value="-0.68812800000000007" table:formula="of:=-[.D45]/20" table:style-name="ce1">
            <text:p>-0.688128</text:p>
          </table:table-cell>
          <table:table-cell office:value-type="float" office:value="0.68812800000000007" table:formula="of:=+[.D4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6]/10" table:style-name="ce1">
            <text:p>416.20125</text:p>
          </table:table-cell>
          <table:table-cell office:value-type="float" office:value="26.345911999999998" table:formula="of:=([.E46]-[.C46]/2)/10" table:style-name="ce1">
            <text:p>26.345912</text:p>
          </table:table-cell>
          <table:table-cell office:value-type="float" office:value="29.340088000000002" table:formula="of:=([.E46]+[.C46]/2)/10" table:style-name="ce1">
            <text:p>29.340088</text:p>
          </table:table-cell>
          <table:table-cell office:value-type="float" office:value="-0.68812800000000007" table:formula="of:=-[.D46]/20" table:style-name="ce1">
            <text:p>-0.688128</text:p>
          </table:table-cell>
          <table:table-cell office:value-type="float" office:value="0.68812800000000007" table:formula="of:=+[.D4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4" table:style-name="ce1">
            <text:p>4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162.0124999999998" table:style-name="ce1">
            <text:p>4162.0125</text:p>
          </table:table-cell>
          <table:table-cell office:value-type="float" office:value="416.20124999999996" table:formula="of:=[.F47]/10" table:style-name="ce1">
            <text:p>416.20125</text:p>
          </table:table-cell>
          <table:table-cell office:value-type="float" office:value="29.355911999999996" table:formula="of:=([.E47]-[.C47]/2)/10" table:style-name="ce1">
            <text:p>29.355912</text:p>
          </table:table-cell>
          <table:table-cell office:value-type="float" office:value="32.350088" table:formula="of:=([.E47]+[.C47]/2)/10" table:style-name="ce1">
            <text:p>32.350088</text:p>
          </table:table-cell>
          <table:table-cell office:value-type="float" office:value="-0.68812800000000007" table:formula="of:=-[.D47]/20" table:style-name="ce1">
            <text:p>-0.688128</text:p>
          </table:table-cell>
          <table:table-cell office:value-type="float" office:value="0.68812800000000007" table:formula="of:=+[.D4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48]/10" table:style-name="ce1">
            <text:p>415.00125</text:p>
          </table:table-cell>
          <table:table-cell office:value-type="float" office:value="28.355911999999996" table:formula="of:=([.E48]-[.C48]/2)/10" table:style-name="ce1">
            <text:p>28.355912</text:p>
          </table:table-cell>
          <table:table-cell office:value-type="float" office:value="31.350088" table:formula="of:=([.E48]+[.C48]/2)/10" table:style-name="ce1">
            <text:p>31.350088</text:p>
          </table:table-cell>
          <table:table-cell office:value-type="float" office:value="-0.68812800000000007" table:formula="of:=-[.D48]/20" table:style-name="ce1">
            <text:p>-0.688128</text:p>
          </table:table-cell>
          <table:table-cell office:value-type="float" office:value="0.68812800000000007" table:formula="of:=+[.D4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49]/10" table:style-name="ce1">
            <text:p>415.00125</text:p>
          </table:table-cell>
          <table:table-cell office:value-type="float" office:value="31.365911999999998" table:formula="of:=([.E49]-[.C49]/2)/10" table:style-name="ce1">
            <text:p>31.365912</text:p>
          </table:table-cell>
          <table:table-cell office:value-type="float" office:value="34.360088000000005" table:formula="of:=([.E49]+[.C49]/2)/10" table:style-name="ce1">
            <text:p>34.360088</text:p>
          </table:table-cell>
          <table:table-cell office:value-type="float" office:value="-0.68812800000000007" table:formula="of:=-[.D49]/20" table:style-name="ce1">
            <text:p>-0.688128</text:p>
          </table:table-cell>
          <table:table-cell office:value-type="float" office:value="0.68812800000000007" table:formula="of:=+[.D4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0]/10" table:style-name="ce1">
            <text:p>415.00125</text:p>
          </table:table-cell>
          <table:table-cell office:value-type="float" office:value="34.375912" table:formula="of:=([.E50]-[.C50]/2)/10" table:style-name="ce1">
            <text:p>34.375912</text:p>
          </table:table-cell>
          <table:table-cell office:value-type="float" office:value="37.370088000000003" table:formula="of:=([.E50]+[.C50]/2)/10" table:style-name="ce1">
            <text:p>37.370088</text:p>
          </table:table-cell>
          <table:table-cell office:value-type="float" office:value="-0.68812800000000007" table:formula="of:=-[.D50]/20" table:style-name="ce1">
            <text:p>-0.688128</text:p>
          </table:table-cell>
          <table:table-cell office:value-type="float" office:value="0.68812800000000007" table:formula="of:=+[.D5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1]/10" table:style-name="ce1">
            <text:p>415.00125</text:p>
          </table:table-cell>
          <table:table-cell office:value-type="float" office:value="37.385911999999998" table:formula="of:=([.E51]-[.C51]/2)/10" table:style-name="ce1">
            <text:p>37.385912</text:p>
          </table:table-cell>
          <table:table-cell office:value-type="float" office:value="40.380088000000001" table:formula="of:=([.E51]+[.C51]/2)/10" table:style-name="ce1">
            <text:p>40.380088</text:p>
          </table:table-cell>
          <table:table-cell office:value-type="float" office:value="-0.68812800000000007" table:formula="of:=-[.D51]/20" table:style-name="ce1">
            <text:p>-0.688128</text:p>
          </table:table-cell>
          <table:table-cell office:value-type="float" office:value="0.68812800000000007" table:formula="of:=+[.D5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2]/10" table:style-name="ce1">
            <text:p>415.00125</text:p>
          </table:table-cell>
          <table:table-cell office:value-type="float" office:value="40.395911999999996" table:formula="of:=([.E52]-[.C52]/2)/10" table:style-name="ce1">
            <text:p>40.395912</text:p>
          </table:table-cell>
          <table:table-cell office:value-type="float" office:value="43.390088000000006" table:formula="of:=([.E52]+[.C52]/2)/10" table:style-name="ce1">
            <text:p>43.390088</text:p>
          </table:table-cell>
          <table:table-cell office:value-type="float" office:value="-0.68812800000000007" table:formula="of:=-[.D52]/20" table:style-name="ce1">
            <text:p>-0.688128</text:p>
          </table:table-cell>
          <table:table-cell office:value-type="float" office:value="0.68812800000000007" table:formula="of:=+[.D5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3]/10" table:style-name="ce1">
            <text:p>415.00125</text:p>
          </table:table-cell>
          <table:table-cell office:value-type="float" office:value="43.405911999999994" table:formula="of:=([.E53]-[.C53]/2)/10" table:style-name="ce1">
            <text:p>43.405912</text:p>
          </table:table-cell>
          <table:table-cell office:value-type="float" office:value="46.400087999999997" table:formula="of:=([.E53]+[.C53]/2)/10" table:style-name="ce1">
            <text:p>46.400088</text:p>
          </table:table-cell>
          <table:table-cell office:value-type="float" office:value="-0.68812800000000007" table:formula="of:=-[.D53]/20" table:style-name="ce1">
            <text:p>-0.688128</text:p>
          </table:table-cell>
          <table:table-cell office:value-type="float" office:value="0.68812800000000007" table:formula="of:=+[.D5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4]/10" table:style-name="ce1">
            <text:p>415.00125</text:p>
          </table:table-cell>
          <table:table-cell office:value-type="float" office:value="46.415911999999999" table:formula="of:=([.E54]-[.C54]/2)/10" table:style-name="ce1">
            <text:p>46.415912</text:p>
          </table:table-cell>
          <table:table-cell office:value-type="float" office:value="49.410088000000002" table:formula="of:=([.E54]+[.C54]/2)/10" table:style-name="ce1">
            <text:p>49.410088</text:p>
          </table:table-cell>
          <table:table-cell office:value-type="float" office:value="-0.68812800000000007" table:formula="of:=-[.D54]/20" table:style-name="ce1">
            <text:p>-0.688128</text:p>
          </table:table-cell>
          <table:table-cell office:value-type="float" office:value="0.68812800000000007" table:formula="of:=+[.D5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5]/10" table:style-name="ce1">
            <text:p>415.00125</text:p>
          </table:table-cell>
          <table:table-cell office:value-type="float" office:value="49.425911999999997" table:formula="of:=([.E55]-[.C55]/2)/10" table:style-name="ce1">
            <text:p>49.425912</text:p>
          </table:table-cell>
          <table:table-cell office:value-type="float" office:value="52.420088" table:formula="of:=([.E55]+[.C55]/2)/10" table:style-name="ce1">
            <text:p>52.420088</text:p>
          </table:table-cell>
          <table:table-cell office:value-type="float" office:value="-0.68812800000000007" table:formula="of:=-[.D55]/20" table:style-name="ce1">
            <text:p>-0.688128</text:p>
          </table:table-cell>
          <table:table-cell office:value-type="float" office:value="0.68812800000000007" table:formula="of:=+[.D5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5" table:style-name="ce1">
            <text:p>5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150.0124999999998" table:style-name="ce1">
            <text:p>4150.0125</text:p>
          </table:table-cell>
          <table:table-cell office:value-type="float" office:value="415.00124999999997" table:formula="of:=[.F56]/10" table:style-name="ce1">
            <text:p>415.00125</text:p>
          </table:table-cell>
          <table:table-cell office:value-type="float" office:value="52.435912000000009" table:formula="of:=([.E56]-[.C56]/2)/10" table:style-name="ce1">
            <text:p>52.435912</text:p>
          </table:table-cell>
          <table:table-cell office:value-type="float" office:value="55.430087999999998" table:formula="of:=([.E56]+[.C56]/2)/10" table:style-name="ce1">
            <text:p>55.430088</text:p>
          </table:table-cell>
          <table:table-cell office:value-type="float" office:value="-0.68812800000000007" table:formula="of:=-[.D56]/20" table:style-name="ce1">
            <text:p>-0.688128</text:p>
          </table:table-cell>
          <table:table-cell office:value-type="float" office:value="0.68812800000000007" table:formula="of:=+[.D5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67.73" table:style-name="ce1">
            <text:p>67.7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57]/10" table:style-name="ce1">
            <text:p>426.20125</text:p>
          </table:table-cell>
          <table:table-cell office:value-type="float" office:value="5.2759119999999999" table:formula="of:=([.E57]-[.C57]/2)/10" table:style-name="ce1">
            <text:p>5.275912</text:p>
          </table:table-cell>
          <table:table-cell office:value-type="float" office:value="8.2700879999999994" table:formula="of:=([.E57]+[.C57]/2)/10" table:style-name="ce1">
            <text:p>8.270088</text:p>
          </table:table-cell>
          <table:table-cell office:value-type="float" office:value="-0.68812800000000007" table:formula="of:=-[.D57]/20" table:style-name="ce1">
            <text:p>-0.688128</text:p>
          </table:table-cell>
          <table:table-cell office:value-type="float" office:value="0.68812800000000007" table:formula="of:=+[.D5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97.83" table:style-name="ce1">
            <text:p>97.8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58]/10" table:style-name="ce1">
            <text:p>426.20125</text:p>
          </table:table-cell>
          <table:table-cell office:value-type="float" office:value="8.2859119999999997" table:formula="of:=([.E58]-[.C58]/2)/10" table:style-name="ce1">
            <text:p>8.285912</text:p>
          </table:table-cell>
          <table:table-cell office:value-type="float" office:value="11.280087999999999" table:formula="of:=([.E58]+[.C58]/2)/10" table:style-name="ce1">
            <text:p>11.280088</text:p>
          </table:table-cell>
          <table:table-cell office:value-type="float" office:value="-0.68812800000000007" table:formula="of:=-[.D58]/20" table:style-name="ce1">
            <text:p>-0.688128</text:p>
          </table:table-cell>
          <table:table-cell office:value-type="float" office:value="0.68812800000000007" table:formula="of:=+[.D5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27.93" table:style-name="ce1">
            <text:p>127.9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59]/10" table:style-name="ce1">
            <text:p>426.20125</text:p>
          </table:table-cell>
          <table:table-cell office:value-type="float" office:value="11.295912000000001" table:formula="of:=([.E59]-[.C59]/2)/10" table:style-name="ce1">
            <text:p>11.295912</text:p>
          </table:table-cell>
          <table:table-cell office:value-type="float" office:value="14.290088000000001" table:formula="of:=([.E59]+[.C59]/2)/10" table:style-name="ce1">
            <text:p>14.290088</text:p>
          </table:table-cell>
          <table:table-cell office:value-type="float" office:value="-0.68812800000000007" table:formula="of:=-[.D59]/20" table:style-name="ce1">
            <text:p>-0.688128</text:p>
          </table:table-cell>
          <table:table-cell office:value-type="float" office:value="0.68812800000000007" table:formula="of:=+[.D5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58.03" table:style-name="ce1">
            <text:p>158.0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0]/10" table:style-name="ce1">
            <text:p>426.20125</text:p>
          </table:table-cell>
          <table:table-cell office:value-type="float" office:value="14.305912000000001" table:formula="of:=([.E60]-[.C60]/2)/10" table:style-name="ce1">
            <text:p>14.305912</text:p>
          </table:table-cell>
          <table:table-cell office:value-type="float" office:value="17.300087999999999" table:formula="of:=([.E60]+[.C60]/2)/10" table:style-name="ce1">
            <text:p>17.300088</text:p>
          </table:table-cell>
          <table:table-cell office:value-type="float" office:value="-0.68812800000000007" table:formula="of:=-[.D60]/20" table:style-name="ce1">
            <text:p>-0.688128</text:p>
          </table:table-cell>
          <table:table-cell office:value-type="float" office:value="0.68812800000000007" table:formula="of:=+[.D6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188.13" table:style-name="ce1">
            <text:p>188.1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1]/10" table:style-name="ce1">
            <text:p>426.20125</text:p>
          </table:table-cell>
          <table:table-cell office:value-type="float" office:value="17.315912000000001" table:formula="of:=([.E61]-[.C61]/2)/10" table:style-name="ce1">
            <text:p>17.315912</text:p>
          </table:table-cell>
          <table:table-cell office:value-type="float" office:value="20.310088" table:formula="of:=([.E61]+[.C61]/2)/10" table:style-name="ce1">
            <text:p>20.310088</text:p>
          </table:table-cell>
          <table:table-cell office:value-type="float" office:value="-0.68812800000000007" table:formula="of:=-[.D61]/20" table:style-name="ce1">
            <text:p>-0.688128</text:p>
          </table:table-cell>
          <table:table-cell office:value-type="float" office:value="0.68812800000000007" table:formula="of:=+[.D6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18.23" table:style-name="ce1">
            <text:p>218.2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2]/10" table:style-name="ce1">
            <text:p>426.20125</text:p>
          </table:table-cell>
          <table:table-cell office:value-type="float" office:value="20.325911999999999" table:formula="of:=([.E62]-[.C62]/2)/10" table:style-name="ce1">
            <text:p>20.325912</text:p>
          </table:table-cell>
          <table:table-cell office:value-type="float" office:value="23.320087999999998" table:formula="of:=([.E62]+[.C62]/2)/10" table:style-name="ce1">
            <text:p>23.320088</text:p>
          </table:table-cell>
          <table:table-cell office:value-type="float" office:value="-0.68812800000000007" table:formula="of:=-[.D62]/20" table:style-name="ce1">
            <text:p>-0.688128</text:p>
          </table:table-cell>
          <table:table-cell office:value-type="float" office:value="0.68812800000000007" table:formula="of:=+[.D6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48.33" table:style-name="ce1">
            <text:p>248.3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3]/10" table:style-name="ce1">
            <text:p>426.20125</text:p>
          </table:table-cell>
          <table:table-cell office:value-type="float" office:value="23.335912" table:formula="of:=([.E63]-[.C63]/2)/10" table:style-name="ce1">
            <text:p>23.335912</text:p>
          </table:table-cell>
          <table:table-cell office:value-type="float" office:value="26.330088" table:formula="of:=([.E63]+[.C63]/2)/10" table:style-name="ce1">
            <text:p>26.330088</text:p>
          </table:table-cell>
          <table:table-cell office:value-type="float" office:value="-0.68812800000000007" table:formula="of:=-[.D63]/20" table:style-name="ce1">
            <text:p>-0.688128</text:p>
          </table:table-cell>
          <table:table-cell office:value-type="float" office:value="0.68812800000000007" table:formula="of:=+[.D6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78.43" table:style-name="ce1">
            <text:p>278.4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4]/10" table:style-name="ce1">
            <text:p>426.20125</text:p>
          </table:table-cell>
          <table:table-cell office:value-type="float" office:value="26.345911999999998" table:formula="of:=([.E64]-[.C64]/2)/10" table:style-name="ce1">
            <text:p>26.345912</text:p>
          </table:table-cell>
          <table:table-cell office:value-type="float" office:value="29.340088000000002" table:formula="of:=([.E64]+[.C64]/2)/10" table:style-name="ce1">
            <text:p>29.340088</text:p>
          </table:table-cell>
          <table:table-cell office:value-type="float" office:value="-0.68812800000000007" table:formula="of:=-[.D64]/20" table:style-name="ce1">
            <text:p>-0.688128</text:p>
          </table:table-cell>
          <table:table-cell office:value-type="float" office:value="0.68812800000000007" table:formula="of:=+[.D64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6" table:style-name="ce1">
            <text:p>6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08.52999999999997" table:style-name="ce1">
            <text:p>308.53</text:p>
          </table:table-cell>
          <table:table-cell office:value-type="float" office:value="4262.0124999999998" table:style-name="ce1">
            <text:p>4262.0125</text:p>
          </table:table-cell>
          <table:table-cell office:value-type="float" office:value="426.20124999999996" table:formula="of:=[.F65]/10" table:style-name="ce1">
            <text:p>426.20125</text:p>
          </table:table-cell>
          <table:table-cell office:value-type="float" office:value="29.355911999999996" table:formula="of:=([.E65]-[.C65]/2)/10" table:style-name="ce1">
            <text:p>29.355912</text:p>
          </table:table-cell>
          <table:table-cell office:value-type="float" office:value="32.350088" table:formula="of:=([.E65]+[.C65]/2)/10" table:style-name="ce1">
            <text:p>32.350088</text:p>
          </table:table-cell>
          <table:table-cell office:value-type="float" office:value="-0.68812800000000007" table:formula="of:=-[.D65]/20" table:style-name="ce1">
            <text:p>-0.688128</text:p>
          </table:table-cell>
          <table:table-cell office:value-type="float" office:value="0.68812800000000007" table:formula="of:=+[.D65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298.52999999999997" table:style-name="ce1">
            <text:p>298.5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66]/10" table:style-name="ce1">
            <text:p>425.00125</text:p>
          </table:table-cell>
          <table:table-cell office:value-type="float" office:value="28.355911999999996" table:formula="of:=([.E66]-[.C66]/2)/10" table:style-name="ce1">
            <text:p>28.355912</text:p>
          </table:table-cell>
          <table:table-cell office:value-type="float" office:value="31.350088" table:formula="of:=([.E66]+[.C66]/2)/10" table:style-name="ce1">
            <text:p>31.350088</text:p>
          </table:table-cell>
          <table:table-cell office:value-type="float" office:value="-0.68812800000000007" table:formula="of:=-[.D66]/20" table:style-name="ce1">
            <text:p>-0.688128</text:p>
          </table:table-cell>
          <table:table-cell office:value-type="float" office:value="0.68812800000000007" table:formula="of:=+[.D66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28.63" table:style-name="ce1">
            <text:p>328.6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67]/10" table:style-name="ce1">
            <text:p>425.00125</text:p>
          </table:table-cell>
          <table:table-cell office:value-type="float" office:value="31.365911999999998" table:formula="of:=([.E67]-[.C67]/2)/10" table:style-name="ce1">
            <text:p>31.365912</text:p>
          </table:table-cell>
          <table:table-cell office:value-type="float" office:value="34.360088000000005" table:formula="of:=([.E67]+[.C67]/2)/10" table:style-name="ce1">
            <text:p>34.360088</text:p>
          </table:table-cell>
          <table:table-cell office:value-type="float" office:value="-0.68812800000000007" table:formula="of:=-[.D67]/20" table:style-name="ce1">
            <text:p>-0.688128</text:p>
          </table:table-cell>
          <table:table-cell office:value-type="float" office:value="0.68812800000000007" table:formula="of:=+[.D67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58.73" table:style-name="ce1">
            <text:p>358.7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68]/10" table:style-name="ce1">
            <text:p>425.00125</text:p>
          </table:table-cell>
          <table:table-cell office:value-type="float" office:value="34.375912" table:formula="of:=([.E68]-[.C68]/2)/10" table:style-name="ce1">
            <text:p>34.375912</text:p>
          </table:table-cell>
          <table:table-cell office:value-type="float" office:value="37.370088000000003" table:formula="of:=([.E68]+[.C68]/2)/10" table:style-name="ce1">
            <text:p>37.370088</text:p>
          </table:table-cell>
          <table:table-cell office:value-type="float" office:value="-0.68812800000000007" table:formula="of:=-[.D68]/20" table:style-name="ce1">
            <text:p>-0.688128</text:p>
          </table:table-cell>
          <table:table-cell office:value-type="float" office:value="0.68812800000000007" table:formula="of:=+[.D68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388.83" table:style-name="ce1">
            <text:p>388.8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69]/10" table:style-name="ce1">
            <text:p>425.00125</text:p>
          </table:table-cell>
          <table:table-cell office:value-type="float" office:value="37.385911999999998" table:formula="of:=([.E69]-[.C69]/2)/10" table:style-name="ce1">
            <text:p>37.385912</text:p>
          </table:table-cell>
          <table:table-cell office:value-type="float" office:value="40.380088000000001" table:formula="of:=([.E69]+[.C69]/2)/10" table:style-name="ce1">
            <text:p>40.380088</text:p>
          </table:table-cell>
          <table:table-cell office:value-type="float" office:value="-0.68812800000000007" table:formula="of:=-[.D69]/20" table:style-name="ce1">
            <text:p>-0.688128</text:p>
          </table:table-cell>
          <table:table-cell office:value-type="float" office:value="0.68812800000000007" table:formula="of:=+[.D69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18.93" table:style-name="ce1">
            <text:p>418.9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70]/10" table:style-name="ce1">
            <text:p>425.00125</text:p>
          </table:table-cell>
          <table:table-cell office:value-type="float" office:value="40.395911999999996" table:formula="of:=([.E70]-[.C70]/2)/10" table:style-name="ce1">
            <text:p>40.395912</text:p>
          </table:table-cell>
          <table:table-cell office:value-type="float" office:value="43.390088000000006" table:formula="of:=([.E70]+[.C70]/2)/10" table:style-name="ce1">
            <text:p>43.390088</text:p>
          </table:table-cell>
          <table:table-cell office:value-type="float" office:value="-0.68812800000000007" table:formula="of:=-[.D70]/20" table:style-name="ce1">
            <text:p>-0.688128</text:p>
          </table:table-cell>
          <table:table-cell office:value-type="float" office:value="0.68812800000000007" table:formula="of:=+[.D70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49.03" table:style-name="ce1">
            <text:p>449.0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71]/10" table:style-name="ce1">
            <text:p>425.00125</text:p>
          </table:table-cell>
          <table:table-cell office:value-type="float" office:value="43.405911999999994" table:formula="of:=([.E71]-[.C71]/2)/10" table:style-name="ce1">
            <text:p>43.405912</text:p>
          </table:table-cell>
          <table:table-cell office:value-type="float" office:value="46.400087999999997" table:formula="of:=([.E71]+[.C71]/2)/10" table:style-name="ce1">
            <text:p>46.400088</text:p>
          </table:table-cell>
          <table:table-cell office:value-type="float" office:value="-0.68812800000000007" table:formula="of:=-[.D71]/20" table:style-name="ce1">
            <text:p>-0.688128</text:p>
          </table:table-cell>
          <table:table-cell office:value-type="float" office:value="0.68812800000000007" table:formula="of:=+[.D71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479.13" table:style-name="ce1">
            <text:p>479.1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72]/10" table:style-name="ce1">
            <text:p>425.00125</text:p>
          </table:table-cell>
          <table:table-cell office:value-type="float" office:value="46.415911999999999" table:formula="of:=([.E72]-[.C72]/2)/10" table:style-name="ce1">
            <text:p>46.415912</text:p>
          </table:table-cell>
          <table:table-cell office:value-type="float" office:value="49.410088000000002" table:formula="of:=([.E72]+[.C72]/2)/10" table:style-name="ce1">
            <text:p>49.410088</text:p>
          </table:table-cell>
          <table:table-cell office:value-type="float" office:value="-0.68812800000000007" table:formula="of:=-[.D72]/20" table:style-name="ce1">
            <text:p>-0.688128</text:p>
          </table:table-cell>
          <table:table-cell office:value-type="float" office:value="0.68812800000000007" table:formula="of:=+[.D72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09.23" table:style-name="ce1">
            <text:p>509.2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73]/10" table:style-name="ce1">
            <text:p>425.00125</text:p>
          </table:table-cell>
          <table:table-cell office:value-type="float" office:value="49.425911999999997" table:formula="of:=([.E73]-[.C73]/2)/10" table:style-name="ce1">
            <text:p>49.425912</text:p>
          </table:table-cell>
          <table:table-cell office:value-type="float" office:value="52.420088" table:formula="of:=([.E73]+[.C73]/2)/10" table:style-name="ce1">
            <text:p>52.420088</text:p>
          </table:table-cell>
          <table:table-cell office:value-type="float" office:value="-0.68812800000000007" table:formula="of:=-[.D73]/20" table:style-name="ce1">
            <text:p>-0.688128</text:p>
          </table:table-cell>
          <table:table-cell office:value-type="float" office:value="0.68812800000000007" table:formula="of:=+[.D73]/20" table:style-name="ce1">
            <text:p>0.688128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7" table:style-name="ce1">
            <text:p>7</text:p>
          </table:table-cell>
          <table:table-cell office:value-type="float" office:value="29.941759999999999" table:style-name="ce1">
            <text:p>29.94176</text:p>
          </table:table-cell>
          <table:table-cell office:value-type="float" office:value="13.762560000000001" table:style-name="ce1">
            <text:p>13.76256</text:p>
          </table:table-cell>
          <table:table-cell office:value-type="float" office:value="539.33000000000004" table:style-name="ce1">
            <text:p>539.33</text:p>
          </table:table-cell>
          <table:table-cell office:value-type="float" office:value="4250.0124999999998" table:style-name="ce1">
            <text:p>4250.0125</text:p>
          </table:table-cell>
          <table:table-cell office:value-type="float" office:value="425.00124999999997" table:formula="of:=[.F74]/10" table:style-name="ce1">
            <text:p>425.00125</text:p>
          </table:table-cell>
          <table:table-cell office:value-type="float" office:value="52.435912000000009" table:formula="of:=([.E74]-[.C74]/2)/10" table:style-name="ce1">
            <text:p>52.435912</text:p>
          </table:table-cell>
          <table:table-cell office:value-type="float" office:value="55.430087999999998" table:formula="of:=([.E74]+[.C74]/2)/10" table:style-name="ce1">
            <text:p>55.430088</text:p>
          </table:table-cell>
          <table:table-cell office:value-type="float" office:value="-0.68812800000000007" table:formula="of:=-[.D74]/20" table:style-name="ce1">
            <text:p>-0.688128</text:p>
          </table:table-cell>
          <table:table-cell office:value-type="float" office:value="0.68812800000000007" table:formula="of:=+[.D74]/20" table:style-name="ce1">
            <text:p>0.688128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0" table:formula="of:=[.F75]/10" table:style-name="ce1">
            <text:p>0</text:p>
          </table:table-cell>
          <table:table-cell office:value-type="float" office:value="0" table:formula="of:=([.E75]-[.C75]/2)/10" table:style-name="ce1">
            <text:p>0</text:p>
          </table:table-cell>
          <table:table-cell office:value-type="float" office:value="0" table:formula="of:=([.E75]+[.C75]/2)/10" table:style-name="ce1">
            <text:p>0</text:p>
          </table:table-cell>
          <table:table-cell office:value-type="float" office:value="0" table:formula="of:=-[.D75]/20" table:style-name="ce1">
            <text:p>0</text:p>
          </table:table-cell>
          <table:table-cell office:value-type="float" office:value="0" table:formula="of:=+[.D75]/20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0" table:formula="of:=[.F76]/10" table:style-name="ce1">
            <text:p>0</text:p>
          </table:table-cell>
          <table:table-cell office:value-type="float" office:value="0" table:formula="of:=([.E76]-[.C76]/2)/10" table:style-name="ce1">
            <text:p>0</text:p>
          </table:table-cell>
          <table:table-cell office:value-type="float" office:value="0" table:formula="of:=([.E76]+[.C76]/2)/10" table:style-name="ce1">
            <text:p>0</text:p>
          </table:table-cell>
          <table:table-cell office:value-type="float" office:value="0" table:formula="of:=-[.D76]/20" table:style-name="ce1">
            <text:p>0</text:p>
          </table:table-cell>
          <table:table-cell office:value-type="float" office:value="0" table:formula="of:=+[.D76]/20" table:style-name="ce1">
            <text:p>0</text:p>
          </table:table-cell>
          <table:table-cell table:number-columns-repeated="16373"/>
        </table:table-row>
        <table:table-row table:number-rows-repeated="1048500" table:style-name="ro1">
          <table:table-cell table:number-columns-repeated="16384"/>
        </table:table-row>
      </table:table>
      <table:table table:name="Staves" table:style-name="ta1">
        <table:shapes>
          <draw:frame draw:z-index="1" draw:id="id1" draw:style-name="a1" draw:name="Chart 1" svg:x="9.8293in" svg:y="5.89402in" svg:width="7.18542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4" table:number-columns-repeated="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tid</text:p>
          </table:table-cell>
          <table:table-cell office:value-type="string" table:style-name="ce1">
            <text:p>X (mm)</text:p>
          </table:table-cell>
          <table:table-cell office:value-type="string" table:style-name="ce1">
            <text:p>Y (mm)</text:p>
          </table:table-cell>
          <table:table-cell office:value-type="string" table:style-name="ce1">
            <text:p>Z (mm)</text:p>
          </table:table-cell>
          <table:table-cell office:value-type="string" table:style-name="ce1">
            <text:p>Size_x</text:p>
          </table:table-cell>
          <table:table-cell office:value-type="string" table:style-name="ce1">
            <text:p>Size_y</text:p>
          </table:table-cell>
          <table:table-cell office:value-type="string" table:style-name="ce1">
            <text:p>xmin in cm</text:p>
          </table:table-cell>
          <table:table-cell office:value-type="string" table:style-name="ce1">
            <text:p>xmax in cm</text:p>
          </table:table-cell>
          <table:table-cell office:value-type="string" table:style-name="ce1">
            <text:p>ymin in cm</text:p>
          </table:table-cell>
          <table:table-cell office:value-type="string" table:style-name="ce1">
            <text:p>ymax in cm</text:p>
          </table:table-cell>
          <table:table-cell office:value-type="string" table:style-name="ce1">
            <text:p>z in cm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3962.1" table:style-name="ce1">
            <text:p>39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5.2729999999999988" table:formula="of:=([.C3]-[.F3]/2)/10" table:style-name="ce1">
            <text:p>5.273</text:p>
          </table:table-cell>
          <table:table-cell office:value-type="float" office:value="32.352999999999994" table:formula="of:=([.C3]+[.F3]/2)/10" table:style-name="ce1">
            <text:p>32.353</text:p>
          </table:table-cell>
          <table:table-cell office:value-type="float" office:value="-0.75" table:formula="of:=([.D3]-[.G3]/2)/10" table:style-name="ce1">
            <text:p>-0.75</text:p>
          </table:table-cell>
          <table:table-cell office:value-type="float" office:value="0.75" table:formula="of:=([.D3]+[.G3]/2)/10" table:style-name="ce1">
            <text:p>0.75</text:p>
          </table:table-cell>
          <table:table-cell office:value-type="float" office:value="396.21" table:formula="of:=[.E3]/10" table:style-name="ce1">
            <text:p>39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1" table:style-name="ce1">
            <text:p>1001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3950.1" table:style-name="ce1">
            <text:p>39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28.352999999999998" table:formula="of:=([.C4]-[.F4]/2)/10" table:style-name="ce1">
            <text:p>28.353</text:p>
          </table:table-cell>
          <table:table-cell office:value-type="float" office:value="55.433000000000007" table:formula="of:=([.C4]+[.F4]/2)/10" table:style-name="ce1">
            <text:p>55.433</text:p>
          </table:table-cell>
          <table:table-cell office:value-type="float" office:value="-0.75" table:formula="of:=([.D4]-[.G4]/2)/10" table:style-name="ce1">
            <text:p>-0.75</text:p>
          </table:table-cell>
          <table:table-cell office:value-type="float" office:value="0.75" table:formula="of:=([.D4]+[.G4]/2)/10" table:style-name="ce1">
            <text:p>0.75</text:p>
          </table:table-cell>
          <table:table-cell office:value-type="float" office:value="395.01" table:formula="of:=[.E4]/10" table:style-name="ce1">
            <text:p>39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2" table:style-name="ce1">
            <text:p>1002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062.1" table:style-name="ce1">
            <text:p>40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5.2729999999999988" table:formula="of:=([.C5]-[.F5]/2)/10" table:style-name="ce1">
            <text:p>5.273</text:p>
          </table:table-cell>
          <table:table-cell office:value-type="float" office:value="32.352999999999994" table:formula="of:=([.C5]+[.F5]/2)/10" table:style-name="ce1">
            <text:p>32.353</text:p>
          </table:table-cell>
          <table:table-cell office:value-type="float" office:value="-0.75" table:formula="of:=([.D5]-[.G5]/2)/10" table:style-name="ce1">
            <text:p>-0.75</text:p>
          </table:table-cell>
          <table:table-cell office:value-type="float" office:value="0.75" table:formula="of:=([.D5]+[.G5]/2)/10" table:style-name="ce1">
            <text:p>0.75</text:p>
          </table:table-cell>
          <table:table-cell office:value-type="float" office:value="406.21" table:formula="of:=[.E5]/10" table:style-name="ce1">
            <text:p>40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3" table:style-name="ce1">
            <text:p>1003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050.1" table:style-name="ce1">
            <text:p>40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28.352999999999998" table:formula="of:=([.C6]-[.F6]/2)/10" table:style-name="ce1">
            <text:p>28.353</text:p>
          </table:table-cell>
          <table:table-cell office:value-type="float" office:value="55.433000000000007" table:formula="of:=([.C6]+[.F6]/2)/10" table:style-name="ce1">
            <text:p>55.433</text:p>
          </table:table-cell>
          <table:table-cell office:value-type="float" office:value="-0.75" table:formula="of:=([.D6]-[.G6]/2)/10" table:style-name="ce1">
            <text:p>-0.75</text:p>
          </table:table-cell>
          <table:table-cell office:value-type="float" office:value="0.75" table:formula="of:=([.D6]+[.G6]/2)/10" table:style-name="ce1">
            <text:p>0.75</text:p>
          </table:table-cell>
          <table:table-cell office:value-type="float" office:value="405.01" table:formula="of:=[.E6]/10" table:style-name="ce1">
            <text:p>40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4" table:style-name="ce1">
            <text:p>1004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162.1000000000004" table:style-name="ce1">
            <text:p>41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5.2729999999999988" table:formula="of:=([.C7]-[.F7]/2)/10" table:style-name="ce1">
            <text:p>5.273</text:p>
          </table:table-cell>
          <table:table-cell office:value-type="float" office:value="32.352999999999994" table:formula="of:=([.C7]+[.F7]/2)/10" table:style-name="ce1">
            <text:p>32.353</text:p>
          </table:table-cell>
          <table:table-cell office:value-type="float" office:value="-0.75" table:formula="of:=([.D7]-[.G7]/2)/10" table:style-name="ce1">
            <text:p>-0.75</text:p>
          </table:table-cell>
          <table:table-cell office:value-type="float" office:value="0.75" table:formula="of:=([.D7]+[.G7]/2)/10" table:style-name="ce1">
            <text:p>0.75</text:p>
          </table:table-cell>
          <table:table-cell office:value-type="float" office:value="416.21000000000004" table:formula="of:=[.E7]/10" table:style-name="ce1">
            <text:p>41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5" table:style-name="ce1">
            <text:p>1005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150.1000000000004" table:style-name="ce1">
            <text:p>41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28.352999999999998" table:formula="of:=([.C8]-[.F8]/2)/10" table:style-name="ce1">
            <text:p>28.353</text:p>
          </table:table-cell>
          <table:table-cell office:value-type="float" office:value="55.433000000000007" table:formula="of:=([.C8]+[.F8]/2)/10" table:style-name="ce1">
            <text:p>55.433</text:p>
          </table:table-cell>
          <table:table-cell office:value-type="float" office:value="-0.75" table:formula="of:=([.D8]-[.G8]/2)/10" table:style-name="ce1">
            <text:p>-0.75</text:p>
          </table:table-cell>
          <table:table-cell office:value-type="float" office:value="0.75" table:formula="of:=([.D8]+[.G8]/2)/10" table:style-name="ce1">
            <text:p>0.75</text:p>
          </table:table-cell>
          <table:table-cell office:value-type="float" office:value="415.01000000000005" table:formula="of:=[.E8]/10" table:style-name="ce1">
            <text:p>41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6" table:style-name="ce1">
            <text:p>1006</text:p>
          </table:table-cell>
          <table:table-cell office:value-type="float" office:value="188.13" table:style-name="ce1">
            <text:p>188.13</text:p>
          </table:table-cell>
          <table:table-cell office:value-type="float" office:value="0" table:style-name="ce1">
            <text:p>0</text:p>
          </table:table-cell>
          <table:table-cell office:value-type="float" office:value="4262.1000000000004" table:style-name="ce1">
            <text:p>42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5.2729999999999988" table:formula="of:=([.C9]-[.F9]/2)/10" table:style-name="ce1">
            <text:p>5.273</text:p>
          </table:table-cell>
          <table:table-cell office:value-type="float" office:value="32.352999999999994" table:formula="of:=([.C9]+[.F9]/2)/10" table:style-name="ce1">
            <text:p>32.353</text:p>
          </table:table-cell>
          <table:table-cell office:value-type="float" office:value="-0.75" table:formula="of:=([.D9]-[.G9]/2)/10" table:style-name="ce1">
            <text:p>-0.75</text:p>
          </table:table-cell>
          <table:table-cell office:value-type="float" office:value="0.75" table:formula="of:=([.D9]+[.G9]/2)/10" table:style-name="ce1">
            <text:p>0.75</text:p>
          </table:table-cell>
          <table:table-cell office:value-type="float" office:value="426.21000000000004" table:formula="of:=[.E9]/10" table:style-name="ce1">
            <text:p>42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7" table:style-name="ce1">
            <text:p>1007</text:p>
          </table:table-cell>
          <table:table-cell office:value-type="float" office:value="418.93" table:style-name="ce1">
            <text:p>418.93</text:p>
          </table:table-cell>
          <table:table-cell office:value-type="float" office:value="0" table:style-name="ce1">
            <text:p>0</text:p>
          </table:table-cell>
          <table:table-cell office:value-type="float" office:value="4250.1000000000004" table:style-name="ce1">
            <text:p>42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28.352999999999998" table:formula="of:=([.C10]-[.F10]/2)/10" table:style-name="ce1">
            <text:p>28.353</text:p>
          </table:table-cell>
          <table:table-cell office:value-type="float" office:value="55.433000000000007" table:formula="of:=([.C10]+[.F10]/2)/10" table:style-name="ce1">
            <text:p>55.433</text:p>
          </table:table-cell>
          <table:table-cell office:value-type="float" office:value="-0.75" table:formula="of:=([.D10]-[.G10]/2)/10" table:style-name="ce1">
            <text:p>-0.75</text:p>
          </table:table-cell>
          <table:table-cell office:value-type="float" office:value="0.75" table:formula="of:=([.D10]+[.G10]/2)/10" table:style-name="ce1">
            <text:p>0.75</text:p>
          </table:table-cell>
          <table:table-cell office:value-type="float" office:value="425.01000000000005" table:formula="of:=[.E10]/10" table:style-name="ce1">
            <text:p>42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8" table:style-name="ce1">
            <text:p>1008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3962.1" table:style-name="ce1">
            <text:p>39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32.352999999999994" table:formula="of:=([.C11]-[.F11]/2)/10" table:style-name="ce1">
            <text:p>-32.353</text:p>
          </table:table-cell>
          <table:table-cell office:value-type="float" office:value="-5.2729999999999988" table:formula="of:=([.C11]+[.F11]/2)/10" table:style-name="ce1">
            <text:p>-5.273</text:p>
          </table:table-cell>
          <table:table-cell office:value-type="float" office:value="-15.75" table:formula="of:=([.D11]-[.G11]/2)/10" table:style-name="ce1">
            <text:p>-15.75</text:p>
          </table:table-cell>
          <table:table-cell office:value-type="float" office:value="-14.25" table:formula="of:=([.D11]+[.G11]/2)/10" table:style-name="ce1">
            <text:p>-14.25</text:p>
          </table:table-cell>
          <table:table-cell office:value-type="float" office:value="396.21" table:formula="of:=[.E11]/10" table:style-name="ce1">
            <text:p>39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09" table:style-name="ce1">
            <text:p>1009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3950.1" table:style-name="ce1">
            <text:p>39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55.433000000000007" table:formula="of:=([.C12]-[.F12]/2)/10" table:style-name="ce1">
            <text:p>-55.433</text:p>
          </table:table-cell>
          <table:table-cell office:value-type="float" office:value="-28.352999999999998" table:formula="of:=([.C12]+[.F12]/2)/10" table:style-name="ce1">
            <text:p>-28.353</text:p>
          </table:table-cell>
          <table:table-cell office:value-type="float" office:value="-15.75" table:formula="of:=([.D12]-[.G12]/2)/10" table:style-name="ce1">
            <text:p>-15.75</text:p>
          </table:table-cell>
          <table:table-cell office:value-type="float" office:value="-14.25" table:formula="of:=([.D12]+[.G12]/2)/10" table:style-name="ce1">
            <text:p>-14.25</text:p>
          </table:table-cell>
          <table:table-cell office:value-type="float" office:value="395.01" table:formula="of:=[.E12]/10" table:style-name="ce1">
            <text:p>39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0" table:style-name="ce1">
            <text:p>1010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062.1" table:style-name="ce1">
            <text:p>40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32.352999999999994" table:formula="of:=([.C13]-[.F13]/2)/10" table:style-name="ce1">
            <text:p>-32.353</text:p>
          </table:table-cell>
          <table:table-cell office:value-type="float" office:value="-5.2729999999999988" table:formula="of:=([.C13]+[.F13]/2)/10" table:style-name="ce1">
            <text:p>-5.273</text:p>
          </table:table-cell>
          <table:table-cell office:value-type="float" office:value="-15.75" table:formula="of:=([.D13]-[.G13]/2)/10" table:style-name="ce1">
            <text:p>-15.75</text:p>
          </table:table-cell>
          <table:table-cell office:value-type="float" office:value="-14.25" table:formula="of:=([.D13]+[.G13]/2)/10" table:style-name="ce1">
            <text:p>-14.25</text:p>
          </table:table-cell>
          <table:table-cell office:value-type="float" office:value="406.21" table:formula="of:=[.E13]/10" table:style-name="ce1">
            <text:p>40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1" table:style-name="ce1">
            <text:p>1011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050.1" table:style-name="ce1">
            <text:p>40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55.433000000000007" table:formula="of:=([.C14]-[.F14]/2)/10" table:style-name="ce1">
            <text:p>-55.433</text:p>
          </table:table-cell>
          <table:table-cell office:value-type="float" office:value="-28.352999999999998" table:formula="of:=([.C14]+[.F14]/2)/10" table:style-name="ce1">
            <text:p>-28.353</text:p>
          </table:table-cell>
          <table:table-cell office:value-type="float" office:value="-15.75" table:formula="of:=([.D14]-[.G14]/2)/10" table:style-name="ce1">
            <text:p>-15.75</text:p>
          </table:table-cell>
          <table:table-cell office:value-type="float" office:value="-14.25" table:formula="of:=([.D14]+[.G14]/2)/10" table:style-name="ce1">
            <text:p>-14.25</text:p>
          </table:table-cell>
          <table:table-cell office:value-type="float" office:value="405.01" table:formula="of:=[.E14]/10" table:style-name="ce1">
            <text:p>40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2" table:style-name="ce1">
            <text:p>1012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162.1000000000004" table:style-name="ce1">
            <text:p>41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32.352999999999994" table:formula="of:=([.C15]-[.F15]/2)/10" table:style-name="ce1">
            <text:p>-32.353</text:p>
          </table:table-cell>
          <table:table-cell office:value-type="float" office:value="-5.2729999999999988" table:formula="of:=([.C15]+[.F15]/2)/10" table:style-name="ce1">
            <text:p>-5.273</text:p>
          </table:table-cell>
          <table:table-cell office:value-type="float" office:value="-15.75" table:formula="of:=([.D15]-[.G15]/2)/10" table:style-name="ce1">
            <text:p>-15.75</text:p>
          </table:table-cell>
          <table:table-cell office:value-type="float" office:value="-14.25" table:formula="of:=([.D15]+[.G15]/2)/10" table:style-name="ce1">
            <text:p>-14.25</text:p>
          </table:table-cell>
          <table:table-cell office:value-type="float" office:value="416.21000000000004" table:formula="of:=[.E15]/10" table:style-name="ce1">
            <text:p>41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3" table:style-name="ce1">
            <text:p>1013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150.1000000000004" table:style-name="ce1">
            <text:p>41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55.433000000000007" table:formula="of:=([.C16]-[.F16]/2)/10" table:style-name="ce1">
            <text:p>-55.433</text:p>
          </table:table-cell>
          <table:table-cell office:value-type="float" office:value="-28.352999999999998" table:formula="of:=([.C16]+[.F16]/2)/10" table:style-name="ce1">
            <text:p>-28.353</text:p>
          </table:table-cell>
          <table:table-cell office:value-type="float" office:value="-15.75" table:formula="of:=([.D16]-[.G16]/2)/10" table:style-name="ce1">
            <text:p>-15.75</text:p>
          </table:table-cell>
          <table:table-cell office:value-type="float" office:value="-14.25" table:formula="of:=([.D16]+[.G16]/2)/10" table:style-name="ce1">
            <text:p>-14.25</text:p>
          </table:table-cell>
          <table:table-cell office:value-type="float" office:value="415.01000000000005" table:formula="of:=[.E16]/10" table:style-name="ce1">
            <text:p>415.0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4" table:style-name="ce1">
            <text:p>1014</text:p>
          </table:table-cell>
          <table:table-cell office:value-type="float" office:value="-188.13" table:style-name="ce1">
            <text:p>-188.13</text:p>
          </table:table-cell>
          <table:table-cell office:value-type="float" office:value="-150" table:style-name="ce1">
            <text:p>-150</text:p>
          </table:table-cell>
          <table:table-cell office:value-type="float" office:value="4262.1000000000004" table:style-name="ce1">
            <text:p>4262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32.352999999999994" table:formula="of:=([.C17]-[.F17]/2)/10" table:style-name="ce1">
            <text:p>-32.353</text:p>
          </table:table-cell>
          <table:table-cell office:value-type="float" office:value="-5.2729999999999988" table:formula="of:=([.C17]+[.F17]/2)/10" table:style-name="ce1">
            <text:p>-5.273</text:p>
          </table:table-cell>
          <table:table-cell office:value-type="float" office:value="-15.75" table:formula="of:=([.D17]-[.G17]/2)/10" table:style-name="ce1">
            <text:p>-15.75</text:p>
          </table:table-cell>
          <table:table-cell office:value-type="float" office:value="-14.25" table:formula="of:=([.D17]+[.G17]/2)/10" table:style-name="ce1">
            <text:p>-14.25</text:p>
          </table:table-cell>
          <table:table-cell office:value-type="float" office:value="426.21000000000004" table:formula="of:=[.E17]/10" table:style-name="ce1">
            <text:p>426.21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15" table:style-name="ce1">
            <text:p>1015</text:p>
          </table:table-cell>
          <table:table-cell office:value-type="float" office:value="-418.93" table:style-name="ce1">
            <text:p>-418.93</text:p>
          </table:table-cell>
          <table:table-cell office:value-type="float" office:value="-150" table:style-name="ce1">
            <text:p>-150</text:p>
          </table:table-cell>
          <table:table-cell office:value-type="float" office:value="4250.1000000000004" table:style-name="ce1">
            <text:p>4250.1</text:p>
          </table:table-cell>
          <table:table-cell office:value-type="float" office:value="270.8" table:style-name="ce1">
            <text:p>270.8</text:p>
          </table:table-cell>
          <table:table-cell office:value-type="float" office:value="15" table:style-name="ce1">
            <text:p>15</text:p>
          </table:table-cell>
          <table:table-cell office:value-type="float" office:value="-55.433000000000007" table:formula="of:=([.C18]-[.F18]/2)/10" table:style-name="ce1">
            <text:p>-55.433</text:p>
          </table:table-cell>
          <table:table-cell office:value-type="float" office:value="-28.352999999999998" table:formula="of:=([.C18]+[.F18]/2)/10" table:style-name="ce1">
            <text:p>-28.353</text:p>
          </table:table-cell>
          <table:table-cell office:value-type="float" office:value="-15.75" table:formula="of:=([.D18]-[.G18]/2)/10" table:style-name="ce1">
            <text:p>-15.75</text:p>
          </table:table-cell>
          <table:table-cell office:value-type="float" office:value="-14.25" table:formula="of:=([.D18]+[.G18]/2)/10" table:style-name="ce1">
            <text:p>-14.25</text:p>
          </table:table-cell>
          <table:table-cell office:value-type="float" office:value="425.01000000000005" table:formula="of:=[.E18]/10" table:style-name="ce1">
            <text:p>425.01</text:p>
          </table:table-cell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dc:creator>Microsoft Office User</dc:creator>
    <meta:creation-date>2021-09-09T22:31:43Z</meta:creation-date>
    <dc:date>2021-11-10T11:11:07Z</dc:date>
    <meta:editing-cycles>4</meta:editing-cycles>
    <meta:editing-duration>PT297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19444in" chart:symbol-height="0.194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9444in" chart:symbol-height="0.19444in" chart:connect-bars="false" chart:solid-type="cuboid"/>
      <style:graphic-properties draw:fill="none" draw:stroke="none"/>
    </style:style>
  </office:automatic-styles>
  <office:body>
    <office:chart>
      <chart:chart chart:class="chart:scatter" svg:height="255.0902362204724pt" svg:width="453.51pt" chart:style-name="Crt0">
        <chart:plot-area svg:x="10.0pt" svg:y="10.0pt" svg:width="443.51pt" svg:height="245.090236220472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ensors.$F$3:.$F$74" chart:class="chart:scatter" chart:attached-axis="primary-y" chart:style-name="G0S0">
            <chart:domain table:cell-range-address="Sensors.$E$3:.$E$74"/>
            <chart:data-point chart:repeated="7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1.69444in" chart:symbol-height="1.694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1.69444in" chart:symbol-height="1.69444in" chart:connect-bars="false" chart:solid-type="cuboid"/>
      <style:graphic-properties draw:fill="none" draw:stroke="none"/>
    </style:style>
  </office:automatic-styles>
  <office:body>
    <office:chart>
      <chart:chart chart:class="chart:scatter" svg:height="255.0902362204724pt" svg:width="517.350236220472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taves.$E$3:.$E$18" chart:class="chart:scatter" chart:attached-axis="primary-y" chart:style-name="G0S0">
            <chart:domain table:cell-range-address="Staves.$C$3:.$C$18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